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f85cc" officeooo:paragraph-rsid="001f85cc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23218d" officeooo:paragraph-rsid="0023218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23218d" officeooo:paragraph-rsid="0024a022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24a022" officeooo:paragraph-rsid="0024a022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25df89" officeooo:paragraph-rsid="0025df8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67907" officeooo:paragraph-rsid="00272f2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72f23" officeooo:paragraph-rsid="00272f23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9155a" officeooo:paragraph-rsid="0029155a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29155a" officeooo:paragraph-rsid="002ab40b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29155a" officeooo:paragraph-rsid="002c9640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caf35" officeooo:paragraph-rsid="002dfa9a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2e2fa5" officeooo:paragraph-rsid="002e2fa5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301a64" officeooo:paragraph-rsid="00301a64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301a64" officeooo:paragraph-rsid="0031f91e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301a64" officeooo:paragraph-rsid="003272cc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301a64" officeooo:paragraph-rsid="00356891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33b7a8" officeooo:paragraph-rsid="0033b7a8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37fcb7" officeooo:paragraph-rsid="0037fcb7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36e9c7" officeooo:paragraph-rsid="0037fcb7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3c41d9" officeooo:paragraph-rsid="003c41d9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1ff67b" officeooo:paragraph-rsid="003c41d9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3ce302" officeooo:paragraph-rsid="003ce302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bold" officeooo:rsid="003e4e18" officeooo:paragraph-rsid="003e4e18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weight="bold" officeooo:rsid="0040778e" officeooo:paragraph-rsid="0040778e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weight="bold" officeooo:rsid="00412656" officeooo:paragraph-rsid="00412656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officeooo:paragraph-rsid="00215619"/>
    </style:style>
    <style:style style:name="P27" style:family="paragraph" style:parent-style-name="Standard">
      <style:paragraph-properties fo:text-align="justify" style:justify-single-word="false"/>
      <style:text-properties officeooo:paragraph-rsid="0024a022"/>
    </style:style>
    <style:style style:name="P28" style:family="paragraph" style:parent-style-name="Standard">
      <style:paragraph-properties fo:text-align="justify" style:justify-single-word="false"/>
      <style:text-properties officeooo:paragraph-rsid="00272f23"/>
    </style:style>
    <style:style style:name="P29" style:family="paragraph" style:parent-style-name="Standard">
      <style:paragraph-properties fo:text-align="justify" style:justify-single-word="false"/>
      <style:text-properties officeooo:paragraph-rsid="002ab40b"/>
    </style:style>
    <style:style style:name="P30" style:family="paragraph" style:parent-style-name="Standard">
      <style:paragraph-properties fo:text-align="justify" style:justify-single-word="false"/>
      <style:text-properties officeooo:paragraph-rsid="002c9640"/>
    </style:style>
    <style:style style:name="P31" style:family="paragraph" style:parent-style-name="Standard">
      <style:paragraph-properties fo:text-align="justify" style:justify-single-word="false"/>
      <style:text-properties officeooo:paragraph-rsid="002caf35"/>
    </style:style>
    <style:style style:name="P32" style:family="paragraph" style:parent-style-name="Standard">
      <style:paragraph-properties fo:text-align="justify" style:justify-single-word="false"/>
      <style:text-properties officeooo:paragraph-rsid="003272cc"/>
    </style:style>
    <style:style style:name="P33" style:family="paragraph" style:parent-style-name="Standard">
      <style:paragraph-properties fo:text-align="justify" style:justify-single-word="false"/>
      <style:text-properties officeooo:paragraph-rsid="00356891"/>
    </style:style>
    <style:style style:name="P34" style:family="paragraph" style:parent-style-name="Standard">
      <style:paragraph-properties fo:text-align="justify" style:justify-single-word="false"/>
      <style:text-properties officeooo:paragraph-rsid="003e4e18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1ff67b" officeooo:paragraph-rsid="001ff67b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1ff67b" officeooo:paragraph-rsid="0023218d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1ff67b" officeooo:paragraph-rsid="003c41d9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215619" officeooo:paragraph-rsid="00215619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215619" officeooo:paragraph-rsid="0023218d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215619" officeooo:paragraph-rsid="0024a022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215619" officeooo:paragraph-rsid="0029155a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215619" officeooo:paragraph-rsid="002ab40b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215619" officeooo:paragraph-rsid="002c9640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215619" officeooo:paragraph-rsid="002caf35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24a022" officeooo:paragraph-rsid="0024a022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24a022" officeooo:paragraph-rsid="0025df89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25df89" officeooo:paragraph-rsid="0025df89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29155a" officeooo:paragraph-rsid="0029155a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29155a" officeooo:paragraph-rsid="002ab40b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29155a" officeooo:paragraph-rsid="002c9640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2ab40b" officeooo:paragraph-rsid="002ab40b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2c9640" officeooo:paragraph-rsid="002c9640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2caf35" officeooo:paragraph-rsid="002caf35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02dfa9a" officeooo:paragraph-rsid="002dfa9a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02e2fa5" officeooo:paragraph-rsid="002e2fa5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weight="normal" officeooo:rsid="00301a64" officeooo:paragraph-rsid="00301a64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weight="normal" officeooo:rsid="00301a64" officeooo:paragraph-rsid="003272cc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weight="normal" officeooo:rsid="00301a64" officeooo:paragraph-rsid="00356891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weight="normal" officeooo:rsid="0031f91e" officeooo:paragraph-rsid="0031f91e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normal" officeooo:rsid="0031f91e" officeooo:paragraph-rsid="003272cc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weight="normal" officeooo:rsid="0031f91e" officeooo:paragraph-rsid="00356891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weight="normal" officeooo:rsid="00356891" officeooo:paragraph-rsid="00356891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weight="normal" officeooo:rsid="0036e9c7" officeooo:paragraph-rsid="0037fcb7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weight="normal" officeooo:rsid="0036e9c7" officeooo:paragraph-rsid="0038fdc1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weight="normal" officeooo:rsid="0036e9c7" officeooo:paragraph-rsid="003a1a88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weight="normal" officeooo:rsid="0037fcb7" officeooo:paragraph-rsid="0037fcb7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weight="normal" officeooo:rsid="0037fcb7" officeooo:paragraph-rsid="0038fdc1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weight="normal" officeooo:rsid="0038fdc1" officeooo:paragraph-rsid="0038fdc1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weight="normal" officeooo:rsid="003a1a88" officeooo:paragraph-rsid="003a1a88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weight="normal" officeooo:rsid="003ad7cc" officeooo:paragraph-rsid="003ad7cc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weight="normal" officeooo:rsid="003ce302" officeooo:paragraph-rsid="003ce302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weight="normal" officeooo:rsid="003ce302" officeooo:paragraph-rsid="003e4e18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weight="normal" officeooo:rsid="003ce302" officeooo:paragraph-rsid="00402694" style:font-weight-asian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weight="normal" officeooo:rsid="003ce302" officeooo:paragraph-rsid="0040778e" style:font-weight-asian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weight="normal" officeooo:rsid="003ce302" officeooo:paragraph-rsid="00412656" style:font-weight-asian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weight="normal" officeooo:rsid="003e4e18" officeooo:paragraph-rsid="003e4e18" style:font-weight-asian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weight="normal" officeooo:rsid="003e4e18" officeooo:paragraph-rsid="00402694" style:font-weight-asian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weight="normal" officeooo:rsid="00402694" officeooo:paragraph-rsid="00402694" style:font-weight-asian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weight="normal" officeooo:rsid="0040778e" officeooo:paragraph-rsid="0040778e" style:font-weight-asian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weight="normal" officeooo:rsid="00412656" officeooo:paragraph-rsid="00412656" style:font-weight-asian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weight="normal" officeooo:rsid="00428430" officeooo:paragraph-rsid="00428430" style:font-weight-asian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weight="normal" officeooo:rsid="00434f4f" officeooo:paragraph-rsid="00434f4f" style:font-weight-asian="normal" style:font-weight-complex="normal"/>
    </style:style>
    <style:style style:name="P83" style:family="paragraph" style:parent-style-name="Standard">
      <style:paragraph-properties fo:text-align="justify" style:justify-single-word="false"/>
      <style:text-properties officeooo:rsid="00301a64" officeooo:paragraph-rsid="00301a64"/>
    </style:style>
    <style:style style:name="P84" style:family="paragraph" style:parent-style-name="Standard">
      <style:paragraph-properties fo:text-align="start" style:justify-single-word="false"/>
      <style:text-properties officeooo:paragraph-rsid="0037fcb7"/>
    </style:style>
    <style:style style:name="P85" style:family="paragraph" style:parent-style-name="Standard">
      <style:paragraph-properties fo:text-align="start" style:justify-single-word="false"/>
      <style:text-properties officeooo:paragraph-rsid="0038fdc1"/>
    </style:style>
    <style:style style:name="P86" style:family="paragraph" style:parent-style-name="Standard">
      <style:paragraph-properties fo:text-align="start" style:justify-single-word="false"/>
      <style:text-properties officeooo:paragraph-rsid="003a1a88"/>
    </style:style>
    <style:style style:name="P87" style:family="paragraph" style:parent-style-name="Standard">
      <style:paragraph-properties fo:text-align="justify" style:justify-single-word="false"/>
      <style:text-properties fo:font-weight="normal" officeooo:rsid="0023218d" officeooo:paragraph-rsid="0023218d" style:font-weight-asian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fo:font-weight="normal" officeooo:rsid="001ff67b" officeooo:paragraph-rsid="001ff67b" style:font-weight-asian="normal" style:font-weight-complex="normal"/>
    </style:style>
    <style:style style:name="P89" style:family="paragraph" style:parent-style-name="Standard">
      <style:paragraph-properties fo:text-align="justify" style:justify-single-word="false"/>
      <style:text-properties fo:font-weight="normal" officeooo:rsid="0025df89" officeooo:paragraph-rsid="0025df89" style:font-weight-asian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fo:font-weight="normal" officeooo:rsid="0025df89" officeooo:paragraph-rsid="00272f23" style:font-weight-asian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fo:font-weight="normal" officeooo:rsid="00267907" officeooo:paragraph-rsid="00267907" style:font-weight-asian="normal" style:font-weight-complex="normal"/>
    </style:style>
    <style:style style:name="P92" style:family="paragraph" style:parent-style-name="Standard">
      <style:paragraph-properties fo:text-align="justify" style:justify-single-word="false"/>
      <style:text-properties fo:font-weight="normal" officeooo:rsid="00272f23" officeooo:paragraph-rsid="00267907" style:font-weight-asian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fo:font-weight="normal" officeooo:rsid="00272f23" officeooo:paragraph-rsid="00272f23" style:font-weight-asian="normal" style:font-weight-complex="normal"/>
    </style:style>
    <style:style style:name="P94" style:family="paragraph" style:parent-style-name="Standard">
      <style:paragraph-properties fo:text-align="justify" style:justify-single-word="false"/>
      <style:text-properties fo:font-weight="normal" officeooo:rsid="0029155a" officeooo:paragraph-rsid="00272f23" style:font-weight-asian="normal" style:font-weight-complex="normal"/>
    </style:style>
    <style:style style:name="P95" style:family="paragraph" style:parent-style-name="Standard">
      <style:paragraph-properties fo:text-align="justify" style:justify-single-word="false"/>
      <style:text-properties fo:font-weight="normal" officeooo:rsid="0029155a" officeooo:paragraph-rsid="0029155a" style:font-weight-asian="normal" style:font-weight-complex="normal"/>
    </style:style>
    <style:style style:name="P96" style:family="paragraph" style:parent-style-name="Standard">
      <style:paragraph-properties fo:text-align="justify" style:justify-single-word="false"/>
      <style:text-properties fo:font-weight="normal" officeooo:rsid="0029155a" officeooo:paragraph-rsid="002ab40b" style:font-weight-asian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fo:font-weight="normal" officeooo:rsid="0029155a" officeooo:paragraph-rsid="002c9640" style:font-weight-asian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fo:font-weight="normal" officeooo:rsid="002c9640" officeooo:paragraph-rsid="002c9640" style:font-weight-asian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fo:font-weight="normal" officeooo:rsid="002e2fa5" officeooo:paragraph-rsid="002e2fa5" style:font-weight-asian="normal" style:font-weight-complex="normal"/>
    </style:style>
    <style:style style:name="P100" style:family="paragraph" style:parent-style-name="Standard">
      <style:paragraph-properties fo:text-align="justify" style:justify-single-word="false"/>
      <style:text-properties fo:font-weight="normal" officeooo:rsid="00301a64" officeooo:paragraph-rsid="00301a64" style:font-weight-asian="normal" style:font-weight-complex="normal"/>
    </style:style>
    <style:style style:name="P101" style:family="paragraph" style:parent-style-name="Standard">
      <style:paragraph-properties fo:text-align="justify" style:justify-single-word="false"/>
      <style:text-properties fo:font-weight="normal" officeooo:rsid="00301a64" officeooo:paragraph-rsid="0031f91e" style:font-weight-asian="normal" style:font-weight-complex="normal"/>
    </style:style>
    <style:style style:name="P102" style:family="paragraph" style:parent-style-name="Standard">
      <style:paragraph-properties fo:text-align="justify" style:justify-single-word="false"/>
      <style:text-properties fo:font-weight="normal" officeooo:rsid="00301a64" officeooo:paragraph-rsid="003272cc" style:font-weight-asian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font-weight="normal" officeooo:rsid="00301a64" officeooo:paragraph-rsid="00356891" style:font-weight-asian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font-weight="normal" officeooo:rsid="003272cc" officeooo:paragraph-rsid="003272cc" style:font-weight-asian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fo:font-weight="normal" officeooo:rsid="0032c517" officeooo:paragraph-rsid="0032c517" style:font-weight-asian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font-weight="normal" officeooo:rsid="0033b7a8" officeooo:paragraph-rsid="0033b7a8" style:font-weight-asian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font-weight="normal" officeooo:rsid="00356891" officeooo:paragraph-rsid="00356891" style:font-weight-asian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fo:font-weight="normal" officeooo:rsid="0036e9c7" officeooo:paragraph-rsid="0037fcb7" style:font-weight-asian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weight="normal" officeooo:rsid="0038fdc1" officeooo:paragraph-rsid="003ad7cc" style:font-weight-asian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fo:font-weight="normal" officeooo:rsid="003e4e18" officeooo:paragraph-rsid="00402694" style:font-weight-asian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fo:font-weight="normal" officeooo:rsid="00402694" officeooo:paragraph-rsid="00402694" style:font-weight-asian="normal" style:font-weight-complex="normal"/>
    </style:style>
    <style:style style:name="P112" style:family="paragraph" style:parent-style-name="Standard">
      <style:paragraph-properties fo:text-align="justify" style:justify-single-word="false"/>
      <style:text-properties fo:font-weight="normal" officeooo:rsid="00428430" officeooo:paragraph-rsid="00428430" style:font-weight-asian="normal" style:font-weight-complex="normal"/>
    </style:style>
    <style:style style:name="P113" style:family="paragraph" style:parent-style-name="Standard">
      <style:paragraph-properties fo:text-align="justify" style:justify-single-word="false"/>
      <style:text-properties fo:font-weight="normal" officeooo:rsid="00462651" officeooo:paragraph-rsid="00462651" style:font-weight-asian="normal" style:font-weight-complex="normal"/>
    </style:style>
    <style:style style:name="P114" style:family="paragraph" style:parent-style-name="Standard">
      <style:paragraph-properties fo:text-align="justify" style:justify-single-word="false"/>
      <style:text-properties fo:font-weight="normal" officeooo:rsid="0046326d" officeooo:paragraph-rsid="0046326d" style:font-weight-asian="normal" style:font-weight-complex="normal"/>
    </style:style>
    <style:style style:name="P115" style:family="paragraph" style:parent-style-name="Standard">
      <style:paragraph-properties fo:text-align="justify" style:justify-single-word="false"/>
      <style:text-properties fo:font-weight="normal" officeooo:rsid="0046326d" officeooo:paragraph-rsid="0047fc1c" style:font-weight-asian="normal" style:font-weight-complex="normal"/>
    </style:style>
    <style:style style:name="P116" style:family="paragraph" style:parent-style-name="Standard">
      <style:paragraph-properties fo:text-align="justify" style:justify-single-word="false"/>
      <style:text-properties fo:font-weight="normal" officeooo:rsid="004c525e" officeooo:paragraph-rsid="004c525e" style:font-weight-asian="normal" style:font-weight-complex="normal"/>
    </style:style>
    <style:style style:name="P117" style:family="paragraph" style:parent-style-name="Standard">
      <style:paragraph-properties fo:text-align="justify" style:justify-single-word="false"/>
      <style:text-properties fo:font-weight="normal" officeooo:rsid="004ccb08" officeooo:paragraph-rsid="004ccb08" style:font-weight-asian="normal" style:font-weight-complex="normal"/>
    </style:style>
    <style:style style:name="P118" style:family="paragraph" style:parent-style-name="Standard">
      <style:paragraph-properties fo:text-align="justify" style:justify-single-word="false"/>
      <style:text-properties fo:font-weight="bold" officeooo:rsid="0023218d" officeooo:paragraph-rsid="0023218d" style:font-weight-asian="bold" style:font-weight-complex="bold"/>
    </style:style>
    <style:style style:name="P119" style:family="paragraph" style:parent-style-name="Standard">
      <style:paragraph-properties fo:text-align="justify" style:justify-single-word="false"/>
      <style:text-properties fo:font-weight="bold" officeooo:rsid="002caf35" officeooo:paragraph-rsid="002caf35" style:font-weight-asian="bold" style:font-weight-complex="bold"/>
    </style:style>
    <style:style style:name="P120" style:family="paragraph" style:parent-style-name="Standard">
      <style:paragraph-properties fo:text-align="justify" style:justify-single-word="false"/>
      <style:text-properties fo:font-weight="bold" officeooo:rsid="0036e9c7" officeooo:paragraph-rsid="0037fcb7" style:font-weight-asian="bold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weight="bold" officeooo:rsid="0038fdc1" officeooo:paragraph-rsid="0038fdc1" style:font-weight-asian="bold" style:font-weight-complex="bold"/>
    </style:style>
    <style:style style:name="P122" style:family="paragraph" style:parent-style-name="Standard">
      <style:paragraph-properties fo:text-align="justify" style:justify-single-word="false"/>
      <style:text-properties fo:font-weight="bold" officeooo:rsid="0040778e" officeooo:paragraph-rsid="0040778e" style:font-weight-asian="bold" style:font-weight-complex="bold"/>
    </style:style>
    <style:style style:name="P123" style:family="paragraph" style:parent-style-name="Standard">
      <style:paragraph-properties fo:text-align="justify" style:justify-single-word="false"/>
      <style:text-properties fo:font-weight="bold" officeooo:rsid="00462651" officeooo:paragraph-rsid="00462651" style:font-weight-asian="bold" style:font-weight-complex="bold"/>
    </style:style>
    <style:style style:name="P124" style:family="paragraph" style:parent-style-name="Standard">
      <style:paragraph-properties fo:text-align="justify" style:justify-single-word="false"/>
      <style:text-properties fo:font-weight="bold" officeooo:rsid="00301a64" officeooo:paragraph-rsid="00462651" style:font-weight-asian="bold" style:font-weight-complex="bold"/>
    </style:style>
    <style:style style:name="P125" style:family="paragraph" style:parent-style-name="Standard">
      <style:paragraph-properties fo:text-align="justify" style:justify-single-word="false"/>
      <style:text-properties fo:font-weight="bold" officeooo:rsid="00301a64" officeooo:paragraph-rsid="0046326d" style:font-weight-asian="bold" style:font-weight-complex="bold"/>
    </style:style>
    <style:style style:name="P126" style:family="paragraph" style:parent-style-name="Standard">
      <style:paragraph-properties fo:text-align="justify" style:justify-single-word="false"/>
      <style:text-properties fo:font-weight="bold" officeooo:rsid="00301a64" officeooo:paragraph-rsid="0048fe7c" style:font-weight-asian="bold" style:font-weight-complex="bold"/>
    </style:style>
    <style:style style:name="P127" style:family="paragraph" style:parent-style-name="Standard">
      <style:paragraph-properties fo:text-align="justify" style:justify-single-word="false"/>
      <style:text-properties fo:font-weight="bold" officeooo:rsid="00301a64" officeooo:paragraph-rsid="004a8864" style:font-weight-asian="bold" style:font-weight-complex="bold"/>
    </style:style>
    <style:style style:name="P128" style:family="paragraph" style:parent-style-name="Standard">
      <style:paragraph-properties fo:text-align="justify" style:justify-single-word="false"/>
      <style:text-properties fo:font-weight="bold" officeooo:rsid="00301a64" officeooo:paragraph-rsid="004ccb08" style:font-weight-asian="bold" style:font-weight-complex="bold"/>
    </style:style>
    <style:style style:name="P129" style:family="paragraph" style:parent-style-name="Standard">
      <style:paragraph-properties fo:text-align="justify" style:justify-single-word="false"/>
      <style:text-properties fo:font-weight="bold" officeooo:rsid="0046326d" officeooo:paragraph-rsid="0046326d" style:font-weight-asian="bold" style:font-weight-complex="bold"/>
    </style:style>
    <style:style style:name="P130" style:family="paragraph" style:parent-style-name="Standard">
      <style:paragraph-properties fo:text-align="justify" style:justify-single-word="false"/>
      <style:text-properties fo:font-weight="bold" officeooo:rsid="0046326d" officeooo:paragraph-rsid="0047fc1c" style:font-weight-asian="bold" style:font-weight-complex="bold"/>
    </style:style>
    <style:style style:name="P131" style:family="paragraph" style:parent-style-name="Standard">
      <style:paragraph-properties fo:text-align="justify" style:justify-single-word="false"/>
      <style:text-properties fo:font-weight="bold" officeooo:rsid="0046326d" officeooo:paragraph-rsid="0048fe7c" style:font-weight-asian="bold" style:font-weight-complex="bold"/>
    </style:style>
    <style:style style:name="P132" style:family="paragraph" style:parent-style-name="Standard">
      <style:paragraph-properties fo:text-align="justify" style:justify-single-word="false"/>
      <style:text-properties fo:font-weight="bold" officeooo:rsid="0048fe7c" officeooo:paragraph-rsid="0048fe7c" style:font-weight-asian="bold" style:font-weight-complex="bold"/>
    </style:style>
    <style:style style:name="P133" style:family="paragraph" style:parent-style-name="Standard">
      <style:paragraph-properties fo:text-align="justify" style:justify-single-word="false"/>
      <style:text-properties fo:font-weight="bold" officeooo:rsid="004a8864" officeooo:paragraph-rsid="004a8864" style:font-weight-asian="bold" style:font-weight-complex="bold"/>
    </style:style>
    <style:style style:name="P134" style:family="paragraph" style:parent-style-name="Standard">
      <style:paragraph-properties fo:text-align="justify" style:justify-single-word="false"/>
      <style:text-properties fo:font-weight="bold" officeooo:rsid="004c525e" officeooo:paragraph-rsid="004c525e" style:font-weight-asian="bold" style:font-weight-complex="bold"/>
    </style:style>
    <style:style style:name="P135" style:family="paragraph" style:parent-style-name="Standard">
      <style:paragraph-properties fo:text-align="justify" style:justify-single-word="false"/>
      <style:text-properties officeooo:paragraph-rsid="00462651"/>
    </style:style>
    <style:style style:name="P136" style:family="paragraph" style:parent-style-name="Standard">
      <style:paragraph-properties fo:text-align="justify" style:justify-single-word="false"/>
      <style:text-properties officeooo:paragraph-rsid="0046326d"/>
    </style:style>
    <style:style style:name="P137" style:family="paragraph" style:parent-style-name="Standard">
      <style:paragraph-properties fo:text-align="justify" style:justify-single-word="false"/>
      <style:text-properties officeooo:paragraph-rsid="0047fc1c"/>
    </style:style>
    <style:style style:name="P138" style:family="paragraph" style:parent-style-name="Standard">
      <style:paragraph-properties fo:text-align="justify" style:justify-single-word="false"/>
      <style:text-properties officeooo:paragraph-rsid="004a8864"/>
    </style:style>
    <style:style style:name="P139" style:family="paragraph" style:parent-style-name="Standard">
      <style:paragraph-properties fo:text-align="justify" style:justify-single-word="false"/>
      <style:text-properties officeooo:rsid="004a8864" officeooo:paragraph-rsid="004a8864"/>
    </style:style>
    <style:style style:name="P140" style:family="paragraph" style:parent-style-name="Standard">
      <style:paragraph-properties fo:text-align="justify" style:justify-single-word="false"/>
      <style:text-properties officeooo:rsid="004c525e" officeooo:paragraph-rsid="004c525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5619" style:font-weight-asian="normal" style:font-weight-complex="normal"/>
    </style:style>
    <style:style style:name="T3" style:family="text">
      <style:text-properties fo:font-weight="normal" officeooo:rsid="0024a022" style:font-weight-asian="normal" style:font-weight-complex="normal"/>
    </style:style>
    <style:style style:name="T4" style:family="text">
      <style:text-properties fo:font-weight="normal" officeooo:rsid="0025df89" style:font-weight-asian="normal" style:font-weight-complex="normal"/>
    </style:style>
    <style:style style:name="T5" style:family="text">
      <style:text-properties fo:font-weight="normal" officeooo:rsid="00272f23" style:font-weight-asian="normal" style:font-weight-complex="normal"/>
    </style:style>
    <style:style style:name="T6" style:family="text">
      <style:text-properties fo:font-weight="normal" officeooo:rsid="00267907" style:font-weight-asian="normal" style:font-weight-complex="normal"/>
    </style:style>
    <style:style style:name="T7" style:family="text">
      <style:text-properties fo:font-weight="normal" officeooo:rsid="002ab40b" style:font-weight-asian="normal" style:font-weight-complex="normal"/>
    </style:style>
    <style:style style:name="T8" style:family="text">
      <style:text-properties fo:font-weight="normal" officeooo:rsid="0029155a" style:font-weight-asian="normal" style:font-weight-complex="normal"/>
    </style:style>
    <style:style style:name="T9" style:family="text">
      <style:text-properties fo:font-weight="normal" officeooo:rsid="002c9640" style:font-weight-asian="normal" style:font-weight-complex="normal"/>
    </style:style>
    <style:style style:name="T10" style:family="text">
      <style:text-properties fo:font-weight="normal" officeooo:rsid="0031f91e" style:font-weight-asian="normal" style:font-weight-complex="normal"/>
    </style:style>
    <style:style style:name="T11" style:family="text">
      <style:text-properties fo:font-weight="normal" officeooo:rsid="003272cc" style:font-weight-asian="normal" style:font-weight-complex="normal"/>
    </style:style>
    <style:style style:name="T12" style:family="text">
      <style:text-properties fo:font-weight="normal" officeooo:rsid="00356891" style:font-weight-asian="normal" style:font-weight-complex="normal"/>
    </style:style>
    <style:style style:name="T13" style:family="text">
      <style:text-properties fo:font-weight="normal" officeooo:rsid="0036e9c7" style:font-weight-asian="normal" style:font-weight-complex="normal"/>
    </style:style>
    <style:style style:name="T14" style:family="text">
      <style:text-properties fo:font-weight="normal" officeooo:rsid="003a1a88" style:font-weight-asian="normal" style:font-weight-complex="normal"/>
    </style:style>
    <style:style style:name="T15" style:family="text">
      <style:text-properties fo:font-weight="normal" officeooo:rsid="0038fdc1" style:font-weight-asian="normal" style:font-weight-complex="normal"/>
    </style:style>
    <style:style style:name="T16" style:family="text">
      <style:text-properties fo:font-weight="normal" officeooo:rsid="0046326d" style:font-weight-asian="normal" style:font-weight-complex="normal"/>
    </style:style>
    <style:style style:name="T17" style:family="text">
      <style:text-properties fo:font-weight="normal" officeooo:rsid="0048fe7c" style:font-weight-asian="normal" style:font-weight-complex="normal"/>
    </style:style>
    <style:style style:name="T18" style:family="text">
      <style:text-properties fo:font-weight="normal" officeooo:rsid="004a8864" style:font-weight-asian="normal" style:font-weight-complex="normal"/>
    </style:style>
    <style:style style:name="T19" style:family="text">
      <style:text-properties fo:font-weight="normal" officeooo:rsid="004ccb08" style:font-weight-asian="normal" style:font-weight-complex="normal"/>
    </style:style>
    <style:style style:name="T20" style:family="text">
      <style:text-properties fo:font-size="9pt" fo:font-weight="normal" officeooo:rsid="00215619" style:font-size-asian="9pt" style:font-weight-asian="normal" style:font-size-complex="9pt" style:font-weight-complex="normal"/>
    </style:style>
    <style:style style:name="T21" style:family="text">
      <style:text-properties officeooo:rsid="0023218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3218d" style:font-weight-asian="bold" style:font-weight-complex="bold"/>
    </style:style>
    <style:style style:name="T24" style:family="text">
      <style:text-properties fo:font-weight="bold" officeooo:rsid="0024a022" style:font-weight-asian="bold" style:font-weight-complex="bold"/>
    </style:style>
    <style:style style:name="T25" style:family="text">
      <style:text-properties fo:font-weight="bold" officeooo:rsid="0025df89" style:font-weight-asian="bold" style:font-weight-complex="bold"/>
    </style:style>
    <style:style style:name="T26" style:family="text">
      <style:text-properties fo:font-weight="bold" officeooo:rsid="002caf35" style:font-weight-asian="bold" style:font-weight-complex="bold"/>
    </style:style>
    <style:style style:name="T27" style:family="text">
      <style:text-properties fo:font-weight="bold" officeooo:rsid="002c9640" style:font-weight-asian="bold" style:font-weight-complex="bold"/>
    </style:style>
    <style:style style:name="T28" style:family="text">
      <style:text-properties fo:font-weight="bold" officeooo:rsid="002dfa9a" style:font-weight-asian="bold" style:font-weight-complex="bold"/>
    </style:style>
    <style:style style:name="T29" style:family="text">
      <style:text-properties fo:font-weight="bold" officeooo:rsid="00301a64" style:font-weight-asian="bold" style:font-weight-complex="bold"/>
    </style:style>
    <style:style style:name="T30" style:family="text">
      <style:text-properties fo:font-weight="bold" officeooo:rsid="003272cc" style:font-weight-asian="bold" style:font-weight-complex="bold"/>
    </style:style>
    <style:style style:name="T31" style:family="text">
      <style:text-properties fo:font-weight="bold" officeooo:rsid="0031f91e" style:font-weight-asian="bold" style:font-weight-complex="bold"/>
    </style:style>
    <style:style style:name="T32" style:family="text">
      <style:text-properties fo:font-weight="bold" officeooo:rsid="00356891" style:font-weight-asian="bold" style:font-weight-complex="bold"/>
    </style:style>
    <style:style style:name="T33" style:family="text">
      <style:text-properties fo:font-weight="bold" officeooo:rsid="0038fdc1" style:font-weight-asian="bold" style:font-weight-complex="bold"/>
    </style:style>
    <style:style style:name="T34" style:family="text">
      <style:text-properties fo:font-weight="bold" officeooo:rsid="0036e9c7" style:font-weight-asian="bold" style:font-weight-complex="bold"/>
    </style:style>
    <style:style style:name="T35" style:family="text">
      <style:text-properties fo:font-weight="bold" officeooo:rsid="0037fcb7" style:font-weight-asian="bold" style:font-weight-complex="bold"/>
    </style:style>
    <style:style style:name="T36" style:family="text">
      <style:text-properties fo:font-weight="bold" officeooo:rsid="003e4e18" style:font-weight-asian="bold" style:font-weight-complex="bold"/>
    </style:style>
    <style:style style:name="T37" style:family="text">
      <style:text-properties fo:font-weight="bold" officeooo:rsid="003ce302" style:font-weight-asian="bold" style:font-weight-complex="bold"/>
    </style:style>
    <style:style style:name="T38" style:family="text">
      <style:text-properties fo:font-weight="bold" officeooo:rsid="00462651" style:font-weight-asian="bold" style:font-weight-complex="bold"/>
    </style:style>
    <style:style style:name="T39" style:family="text">
      <style:text-properties fo:font-weight="bold" officeooo:rsid="0046326d" style:font-weight-asian="bold" style:font-weight-complex="bold"/>
    </style:style>
    <style:style style:name="T40" style:family="text">
      <style:text-properties fo:font-weight="bold" officeooo:rsid="0047fc1c" style:font-weight-asian="bold" style:font-weight-complex="bold"/>
    </style:style>
    <style:style style:name="T41" style:family="text">
      <style:text-properties officeooo:rsid="0025df89"/>
    </style:style>
    <style:style style:name="T42" style:family="text">
      <style:text-properties style:text-underline-style="solid" style:text-underline-width="auto" style:text-underline-color="font-color" fo:font-weight="bold" officeooo:rsid="0025df89" style:font-weight-asian="bold" style:font-weight-complex="bold"/>
    </style:style>
    <style:style style:name="T43" style:family="text">
      <style:text-properties officeooo:rsid="002ab40b"/>
    </style:style>
    <style:style style:name="T44" style:family="text">
      <style:text-properties officeooo:rsid="002c9640"/>
    </style:style>
    <style:style style:name="T45" style:family="text">
      <style:text-properties officeooo:rsid="002caf35"/>
    </style:style>
    <style:style style:name="T46" style:family="text">
      <style:text-properties officeooo:rsid="002dfa9a"/>
    </style:style>
    <style:style style:name="T47" style:family="text">
      <style:text-properties officeooo:rsid="00301a64"/>
    </style:style>
    <style:style style:name="T48" style:family="text">
      <style:text-properties officeooo:rsid="0031f91e"/>
    </style:style>
    <style:style style:name="T49" style:family="text">
      <style:text-properties officeooo:rsid="003272cc"/>
    </style:style>
    <style:style style:name="T50" style:family="text">
      <style:text-properties officeooo:rsid="0032c517"/>
    </style:style>
    <style:style style:name="T51" style:family="text">
      <style:text-properties officeooo:rsid="00332369"/>
    </style:style>
    <style:style style:name="T52" style:family="text">
      <style:text-properties officeooo:rsid="00364d1c"/>
    </style:style>
    <style:style style:name="T53" style:family="text">
      <style:text-properties officeooo:rsid="0038fdc1"/>
    </style:style>
    <style:style style:name="T54" style:family="text">
      <style:text-properties officeooo:rsid="003a1a88"/>
    </style:style>
    <style:style style:name="T55" style:family="text">
      <style:text-properties officeooo:rsid="003e4e18"/>
    </style:style>
    <style:style style:name="T56" style:family="text">
      <style:text-properties officeooo:rsid="00402694"/>
    </style:style>
    <style:style style:name="T57" style:family="text">
      <style:text-properties officeooo:rsid="0040778e"/>
    </style:style>
    <style:style style:name="T58" style:family="text">
      <style:text-properties officeooo:rsid="00412656"/>
    </style:style>
    <style:style style:name="T59" style:family="text">
      <style:text-properties officeooo:rsid="00453ce0"/>
    </style:style>
    <style:style style:name="T60" style:family="text">
      <style:text-properties officeooo:rsid="00462651"/>
    </style:style>
    <style:style style:name="T61" style:family="text">
      <style:text-properties officeooo:rsid="0047fc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O DICIONÁRIOS</text:p>
      <text:p text:style-name="P3">1. Criação de dicionários.</text:p>
      <text:p text:style-name="P4">2. Acessando elementos.</text:p>
      <text:p text:style-name="P5">3. Tipo de dados None.</text:p>
      <text:p text:style-name="P31"><text:span text:style-name="T26">4</text:span><text:span text:style-name="T25">. </text:span><text:span text:style-name="T26">Podemos definir um valor padrão para caso não encontre o objeto com a chave informada.</text:span></text:p>
      <text:p text:style-name="P11"><text:span text:style-name="T45">5. </text:span><text:span text:style-name="T46">Podemos verificar se determinada chave encontra-se</text:span><text:span text:style-name="T44"> no dicionário.</text:span></text:p>
      <text:p text:style-name="P12">6. Podemos utilizar (int, float, string, boolean, lista, tupla, dicionario) como chave.</text:p>
      <text:p text:style-name="P13">7. Adicionar elementos em um dicionário.</text:p>
      <text:p text:style-name="P15"><text:span text:style-name="T49">8</text:span>. <text:span text:style-name="T49">Atualizando dados</text:span> em um dicionário.</text:p>
      <text:p text:style-name="P17">9. Como remover dados de um dicionário.</text:p>
      <text:p text:style-name="P18">10. Em que situações usar o dicionário.</text:p>
      <text:p text:style-name="P20">11. Metodos de dicionários.</text:p>
      <text:p text:style-name="P24">12. Forma não usu<text:span text:style-name="T59">al</text:span> de criação de dicionário.</text:p>
      <text:p text:style-name="P135"><text:span text:style-name="T38">13. Como iterar </text:span><text:span text:style-name="T39">(fazer for)</text:span><text:span text:style-name="T38"> sobre dicionários.</text:span></text:p>
      <text:p text:style-name="P136"><text:span text:style-name="T38">1</text:span><text:span text:style-name="T39">4. </text:span><text:span text:style-name="T40">Acessando</text:span><text:span text:style-name="T39"> as chaves do dicionário e inclusive usar for. </text:span><text:span text:style-name="T40">(Pythonico)</text:span></text:p>
      <text:p text:style-name="P137"><text:span text:style-name="T38">1</text:span><text:span text:style-name="T40">5</text:span><text:span text:style-name="T39">. </text:span><text:span text:style-name="T40">Acessando</text:span><text:span text:style-name="T39"> </text:span><text:span text:style-name="T40">valores</text:span><text:span text:style-name="T39"> do dicionário e inclusive usar for. </text:span><text:span text:style-name="T40">(Pythonico)</text:span></text:p>
      <text:p text:style-name="P139"><text:span text:style-name="T40">1</text:span><text:span text:style-name="T22">6. Desempacotamento de dicionários.</text:span></text:p>
      <text:p text:style-name="P140"><text:span text:style-name="T22">17. <text:s/>Somar, valor máximo, valor mínimo e tamanho do dicionário.</text:span></text:p>
      <text:p text:style-name="P129"/>
      <text:p text:style-name="P35"/>
      <text:p text:style-name="P35">&gt;&gt;&gt; dir({})</text:p>
      <text:p text:style-name="P35">['__class__', '__contains__', '__delattr__', '__delitem__', '__dir__', '__doc__', '__eq__', '__format__', '__ge__', '__getattribute__', '__getitem__', '__gt__', '__hash__', '__init__', '__init_subclass__', '__iter__', '__le__', '__len__', '__lt__', '__ne__', '__new__', '__reduce__', '__reduce_ex__', '__repr__', '__reversed__', '__setattr__', '__setitem__', '__sizeof__', '__str__', '__subclasshook__', 'clear', 'copy', 'fromkeys', 'get', 'items', 'keys', 'pop', 'popitem', 'setdefault', 'update', 'values']</text:p>
      <text:p text:style-name="P35">&gt;&gt;&gt; </text:p>
      <text:p text:style-name="P35"/>
      <text:p text:style-name="P2">1. Criação de dicionários.</text:p>
      <text:p text:style-name="P36">Em algumas linguagens de programação os dicionários Python são conhecidos como mapas. Isso porque dicionários são coleções do tipo chave/valor. Ou seja, uma mapemaamento entre chave e valor.</text:p>
      <text:p text:style-name="P39">No Python as coleções possuem uma representação: a lista é represntada pelo [], a tuple é representada pelo () (apesar de ser definida pela vírgula) e os dicionários são representados por chaves {}. </text:p>
      <text:p text:style-name="P87">Tanto chaves e valores podem ser de qualquer tipo de dado e são separados por dois pontos e ainda podemos misturar tipos de dados.</text:p>
      <text:p text:style-name="P36"/>
      <text:p text:style-name="P35">Exemplo:</text:p>
      <text:p text:style-name="P35"/>
      <text:p text:style-name="P35">Em lista temos: <text:s/></text:p>
      <text:p text:style-name="P35"/>
      <text:p text:style-name="P35">Indice <text:s text:c="5"/>=&gt; Chave → <text:s/>0 <text:s/>1 <text:s/>2</text:p>
      <text:p text:style-name="P35">Elementos =&gt; Valor -&gt; [1, 2, 3]</text:p>
      <text:p text:style-name="P35"/>
      <text:p text:style-name="P35">Em tuple temos:</text:p>
      <text:p text:style-name="P35"/>
      <text:p text:style-name="P35">Indice <text:s text:c="5"/>=&gt; Chave → <text:s/>0 <text:s/>1 <text:s/>2</text:p>
      <text:p text:style-name="P35">Elementos =&gt; Valor -&gt; [1, 2, 3]</text:p>
      <text:p text:style-name="P35"/>
      <text:p text:style-name="P36">Os dicionários são representados por chave {}</text:p>
      <text:p text:style-name="P36"/>
      <text:p text:style-name="P36"><text:soft-page-break/>print(type({}))</text:p>
      <text:p text:style-name="P36">&lt;class ‘dict’&gt;</text:p>
      <text:p text:style-name="P36"/>
      <text:p text:style-name="P36">Ou seja, o retorno mostra que é um dicionário.</text:p>
      <text:p text:style-name="P35"/>
      <text:p text:style-name="P35"><text:span text:style-name="T23">Observações:</text:span><text:span text:style-name="T21"> Analisando os exemplos e</text:span>m ambos os casos podemos fazer acesso ao elemento com base no indice ou que podemos considerar como chave. Nas listas e nas tuple destaca-se apenas o valor, apesar de sabermos que a referência de chave existe mas ela fica implicita. Já nos dicionários essa relação chave e valor fica explicita.</text:p>
      <text:p text:style-name="P35"/>
      <text:p text:style-name="P35"/>
      <text:p text:style-name="P2">a) Forma mais comum de criação de dicionários.</text:p>
      <text:p text:style-name="P38"/>
      <text:p text:style-name="P26"><text:span text:style-name="T2"><text:s text:c="14"/></text:span><text:span text:style-name="T20">chave <text:s text:c="2"/>| <text:s text:c="2"/>valor <text:s text:c="5"/>| <text:s/>chave <text:s/>| <text:s text:c="11"/>valor <text:s text:c="16"/>| <text:s/>chave <text:s/>| <text:s text:c="5"/>valor</text:span></text:p>
      <text:p text:style-name="P38">paises = {‘br’: ‘Brasil’, ‘eua’: ‘Estados Unidos’, ‘py’: ‘Paraguai’}</text:p>
      <text:p text:style-name="P38"/>
      <text:p text:style-name="P38">print(paises)</text:p>
      <text:p text:style-name="P38">print(type(paises))</text:p>
      <text:p text:style-name="P38"/>
      <text:p text:style-name="P40">{‘br’: ‘Brasil’, ‘eua’: ‘Estados Unidos’, ‘py’: ‘Paraguai’}</text:p>
      <text:p text:style-name="P45">&lt;class ‘dict’&gt;</text:p>
      <text:p text:style-name="P38"/>
      <text:p text:style-name="P38"/>
      <text:p text:style-name="P38"/>
      <text:p text:style-name="P2">a) Forma menos comum de criação de dicionários.</text:p>
      <text:p text:style-name="P2"/>
      <text:p text:style-name="P87">paises = <text:s/>dict(br=‘Brasil’, eua=‘Estados Unidos’, py=‘Paraguai’)</text:p>
      <text:p text:style-name="P39">print(paises)</text:p>
      <text:p text:style-name="P39">print(type(paises))</text:p>
      <text:p text:style-name="P39"/>
      <text:p text:style-name="P40">{‘br’: ‘Brasil’, ‘eua’: ‘Estados Unidos’, ‘py’: ‘Paraguai’}</text:p>
      <text:p text:style-name="P45">&lt;class ‘dict’&gt;</text:p>
      <text:p text:style-name="P45"/>
      <text:p text:style-name="P4">2. Acessando elementos.</text:p>
      <text:p text:style-name="P45"/>
      <text:p text:style-name="P45">Os dicionários não são indexados e por isso, diferente de lsita e tupla em que usamos o indice para acessar a informação, em dicionátio é necessário indicar a chave para poder acessar a informação.</text:p>
      <text:p text:style-name="P45"/>
      <text:p text:style-name="P4">a) Forma 1: Acessando via chave, da mesma forma que em lista/tupla.</text:p>
      <text:p text:style-name="P4"/>
      <text:p text:style-name="P40">paises = {‘br’: ‘Brasil’, ‘eua’: ‘Estados Unidos’, ‘py’: ‘Paraguai’}</text:p>
      <text:p text:style-name="P40"/>
      <text:p text:style-name="P45">print(paises[‘br’])</text:p>
      <text:p text:style-name="P45">print(paises[‘py’])</text:p>
      <text:p text:style-name="P45">Brasil</text:p>
      <text:p text:style-name="P45">Paraguai</text:p>
      <text:p text:style-name="P45"/>
      <text:p text:style-name="P46">print(paises[‘<text:span text:style-name="T41">ru</text:span>’])</text:p>
      <text:p text:style-name="P46"/>
      <text:p text:style-name="P45"><text:span text:style-name="T22">Observações</text:span>: <text:span text:style-name="T41">ru não existe no dicionário, </text:span>se consultar uma chave que não existe vai resultar no erro KeyError.</text:p>
      <text:p text:style-name="P45"/>
      <text:p text:style-name="P4"><text:soft-page-break/>b) Forma 2: Acessando via <text:span text:style-name="T41">get =&gt; forma recomendada.</text:span></text:p>
      <text:p text:style-name="P4"/>
      <text:p text:style-name="P40">paises = {‘br’: ‘Brasil’, ‘eua’: ‘Estados Unidos’, ‘py’: ‘Paraguai’}</text:p>
      <text:p text:style-name="P40"/>
      <text:p text:style-name="P45">print(paises.<text:span text:style-name="T41">get(</text:span>‘br’<text:span text:style-name="T41">)</text:span>)</text:p>
      <text:p text:style-name="P46">print(paises.<text:span text:style-name="T41">get(</text:span>‘<text:span text:style-name="T41">ru</text:span>’<text:span text:style-name="T41">)</text:span>)</text:p>
      <text:p text:style-name="P45">Brasil</text:p>
      <text:p text:style-name="P47">None</text:p>
      <text:p text:style-name="P45"/>
      <text:p text:style-name="P27"><text:span text:style-name="T24">Observações</text:span><text:span text:style-name="T3">: </text:span><text:span text:style-name="T4">neste caso ao consultar uma chave que não existe não dá erro, a resposta é </text:span><text:span text:style-name="T42">None.</text:span></text:p>
      <text:p text:style-name="P45"/>
      <text:p text:style-name="P5">3. Tipo de dados None.</text:p>
      <text:p text:style-name="P47">O tipo de dado None em Python representa o tipo sem tipo, ou poderia ser conhecido também como tipo vazio. Porém falar que é um tipo sem tipo é mais apropriado.</text:p>
      <text:p text:style-name="P47">Sempre será especificado com a letra N maíuscula.</text:p>
      <text:p text:style-name="P91">È utilizado quando queremos criar uma variável e inicializá-la com um tipo sem tipo, antes de recebermos um valor final.</text:p>
      <text:p text:style-name="P92"/>
      <text:p text:style-name="P47"/>
      <text:p text:style-name="P47">Exemplo:</text:p>
      <text:p text:style-name="P47"/>
      <text:p text:style-name="P47">numeros = None</text:p>
      <text:p text:style-name="P47">print(numeros)</text:p>
      <text:p text:style-name="P47">print(type(numeros))</text:p>
      <text:p text:style-name="P47">None</text:p>
      <text:p text:style-name="P47">&lt;class ‘NoneType’&gt;</text:p>
      <text:p text:style-name="P47"/>
      <text:p text:style-name="P28"><text:span text:style-name="T5">No</text:span><text:span text:style-name="T6"> caso da criação da variável número</text:span><text:span text:style-name="T5">s</text:span><text:span text:style-name="T6">, imagina-se que eu não sei que tipo de número vou receber, se é int ou float </text:span><text:span text:style-name="T5">(real), então eu poderia criar a veriável como None e na hora que eu for trabalhar com ela eu vou dizer que numeros vai receber =&gt; Exemplo: </text:span></text:p>
      <text:p text:style-name="P6"/>
      <text:p text:style-name="P93">numeros = 1.44, 1.34, 5.67 </text:p>
      <text:p text:style-name="P93"/>
      <text:p text:style-name="P93">print(numeros)</text:p>
      <text:p text:style-name="P90">print(type(numeros))</text:p>
      <text:p text:style-name="P90"/>
      <text:p text:style-name="P93">(1.44, 1.34, 5.67)</text:p>
      <text:p text:style-name="P28"><text:span text:style-name="T4">&lt;class ‘</text:span><text:span text:style-name="T5">tuple</text:span><text:span text:style-name="T4">’&gt;</text:span></text:p>
      <text:p text:style-name="P90"/>
      <text:p text:style-name="P7"><text:span text:style-name="T41">O</text:span>bservações: <text:span text:style-name="T1">Note que após a inclusão dos dados passou a ser reconhecido como um tuple.</text:span></text:p>
      <text:p text:style-name="P93"/>
      <text:p text:style-name="P93">Isso é bastante importante porque caso o dicionário não encontre o valor vai retornar o tipo de dado none.</text:p>
      <text:p text:style-name="P94"/>
      <text:p text:style-name="P8">Exemplo<text:span text:style-name="T43">1</text:span>:</text:p>
      <text:p text:style-name="P48"/>
      <text:p text:style-name="P41">paises = {‘br’: ‘Brasil’, ‘eua’: ‘Estados Unidos’, ‘py’: ‘Paraguai’}</text:p>
      <text:p text:style-name="P41"/>
      <text:p text:style-name="P48">Nota: vou fazer uma pesquisa em um dicionário e preciso encontar russia <text:span text:style-name="T43">e pode ser que esse pais não exista e para evitar erro no código </text:span>posso usar o comando a seguir:</text:p>
      <text:p text:style-name="P48"/>
      <text:p text:style-name="P48">russia = países.get(‘ru’)</text:p>
      <text:p text:style-name="P48"><text:soft-page-break/></text:p>
      <text:p text:style-name="P48">if russia:</text:p>
      <text:p text:style-name="P48"><text:s text:c="4"/>print(‘Encontrei o País’)</text:p>
      <text:p text:style-name="P48">else:</text:p>
      <text:p text:style-name="P48"><text:s text:c="4"/>print(‘Não encontrei o País’)</text:p>
      <text:p text:style-name="P48"/>
      <text:p text:style-name="P51">Resposta =&gt; Não encontrei o País</text:p>
      <text:p text:style-name="P48"/>
      <text:p text:style-name="P48">Isso é possível porque o tipo None sempre vai ser False em Python.</text:p>
      <text:p text:style-name="P48"/>
      <text:p text:style-name="P48">Veja exemplo do terminal Python.</text:p>
      <text:p text:style-name="P48"/>
      <text:p text:style-name="P48">&gt;&gt;&gt; if None:</text:p>
      <text:p text:style-name="P48">... <text:s text:c="8"/>print(‘Sim’)</text:p>
      <text:p text:style-name="P48">… <text:s text:c="3"/>else:</text:p>
      <text:p text:style-name="P48">… <text:s text:c="7"/>print(‘Não’)</text:p>
      <text:p text:style-name="P48">…</text:p>
      <text:p text:style-name="P48">Não</text:p>
      <text:p text:style-name="P48">&gt;&gt;&gt;</text:p>
      <text:p text:style-name="P48"/>
      <text:p text:style-name="P48"/>
      <text:p text:style-name="P9">Exemplo<text:span text:style-name="T43">2</text:span>:</text:p>
      <text:p text:style-name="P49"/>
      <text:p text:style-name="P42">paises = {‘br’: ‘Brasil’, ‘eua’: ‘Estados Unidos’, ‘py’: ‘Paraguai’}</text:p>
      <text:p text:style-name="P42"/>
      <text:p text:style-name="P29"><text:span text:style-name="T7">pais</text:span><text:span text:style-name="T8"> = países.get(‘</text:span><text:span text:style-name="T7">py</text:span><text:span text:style-name="T8">’)</text:span></text:p>
      <text:p text:style-name="P49"/>
      <text:p text:style-name="P29"><text:span text:style-name="T8">if </text:span><text:span text:style-name="T7">pais</text:span><text:span text:style-name="T8">:</text:span></text:p>
      <text:p text:style-name="P49"><text:s text:c="4"/>print(<text:span text:style-name="T43">f</text:span>‘Encontrei o País <text:span text:style-name="T43">{pais}</text:span>’)</text:p>
      <text:p text:style-name="P49">else:</text:p>
      <text:p text:style-name="P49"><text:s text:c="4"/>print(‘Não encontrei o País’)</text:p>
      <text:p text:style-name="P49"/>
      <text:p text:style-name="P51">Resposta =&gt; Não encontrei o País Paraguay.</text:p>
      <text:p text:style-name="P51"/>
      <text:p text:style-name="P51">Essa resposta dá-se em razão de que não é None, ou seja, essa informação existe.</text:p>
      <text:p text:style-name="P49"/>
      <text:p text:style-name="P49">Veja exemplo do terminal Python.</text:p>
      <text:p text:style-name="P49"/>
      <text:p text:style-name="P49">&gt;&gt;&gt; if None:</text:p>
      <text:p text:style-name="P49">... <text:s text:c="8"/>print(‘Sim’)</text:p>
      <text:p text:style-name="P49">… <text:s text:c="3"/>else:</text:p>
      <text:p text:style-name="P49">… <text:s text:c="7"/>print(‘Não’)</text:p>
      <text:p text:style-name="P49">…</text:p>
      <text:p text:style-name="P49">Não</text:p>
      <text:p text:style-name="P49">&gt;&gt;&gt;</text:p>
      <text:p text:style-name="P31"><text:span text:style-name="T26">4</text:span><text:span text:style-name="T25">. </text:span><text:span text:style-name="T26">Podemos definir um valor padrão para caso não encontre o objeto com a chave informada.</text:span></text:p>
      <text:p text:style-name="P119"/>
      <text:p text:style-name="P9">Exemplo<text:span text:style-name="T43">3</text:span>:<text:span text:style-name="T1"> </text:span><text:span text:style-name="T7">Veja que é possível definir um valor padrão</text:span></text:p>
      <text:p text:style-name="P49"/>
      <text:p text:style-name="P52">Leitura do código =&gt; nessa variável pais, pega para mim o valor da chave ‘ru’ e caso você não encontre coloque o valor ‘Não encontrado no lugar’</text:p>
      <text:p text:style-name="P52"/>
      <text:p text:style-name="P52"><text:soft-page-break/>Neste caso a variável país sempre vai ter um valor</text:p>
      <text:p text:style-name="P42">paises = {‘br’: ‘Brasil’, ‘eua’: ‘Estados Unidos’, ‘py’: ‘Paraguai’}</text:p>
      <text:p text:style-name="P42"/>
      <text:p text:style-name="P29"><text:span text:style-name="T9">pais </text:span><text:span text:style-name="T8">= países.get(‘ru’, ‘</text:span><text:span text:style-name="T7">Não encontrado’</text:span><text:span text:style-name="T8">)</text:span></text:p>
      <text:p text:style-name="P49"/>
      <text:p text:style-name="P50">print(<text:span text:style-name="T43">f</text:span>‘Encontrei o País: <text:span text:style-name="T43">{pais}</text:span>’)</text:p>
      <text:p text:style-name="P49"/>
      <text:p text:style-name="P52">Encontrei o pais: Não encontrado.</text:p>
      <text:p text:style-name="P52"/>
      <text:p text:style-name="P10">Exemplo <text:span text:style-name="T44">4</text:span>:<text:span text:style-name="T1"> </text:span><text:span text:style-name="T7">Veja que é possível definir um valor padrão</text:span></text:p>
      <text:p text:style-name="P50"/>
      <text:p text:style-name="P52">Leitura do código =&gt; nessa variável pais, pega para mim o valor da chave ‘py’ e caso você não encontre coloque o valor ‘Não encontrado no lugar’</text:p>
      <text:p text:style-name="P52"/>
      <text:p text:style-name="P52">Neste caso a variável país sempre vai ter um valor</text:p>
      <text:p text:style-name="P52"/>
      <text:p text:style-name="P43">paises = {‘br’: ‘Brasil’, ‘eua’: ‘Estados Unidos’, ‘py’: ‘Paraguai’}</text:p>
      <text:p text:style-name="P43"/>
      <text:p text:style-name="P30"><text:span text:style-name="T9">pais</text:span><text:span text:style-name="T8"> = países.get(‘</text:span><text:span text:style-name="T9">py</text:span><text:span text:style-name="T8">’, ‘</text:span><text:span text:style-name="T7">Não encontrado’</text:span><text:span text:style-name="T8">)</text:span></text:p>
      <text:p text:style-name="P50"/>
      <text:p text:style-name="P50">print(<text:span text:style-name="T43">f</text:span>‘Encontrei o País: <text:span text:style-name="T43">{pais}</text:span>’)</text:p>
      <text:p text:style-name="P50"/>
      <text:p text:style-name="P52">Encontrei o pais: Paraguay</text:p>
      <text:p text:style-name="P52"/>
      <text:p text:style-name="P31"><text:span text:style-name="T27">5. </text:span><text:span text:style-name="T28">Podemos verificar se determinada chave encontra-se</text:span><text:span text:style-name="T27"> no dicionário.</text:span></text:p>
      <text:p text:style-name="P53"/>
      <text:p text:style-name="P44">paises = {‘br’: ‘Brasil’, ‘eua’: ‘Estados Unidos’, ‘py’: ‘Paraguai’}</text:p>
      <text:p text:style-name="P44"/>
      <text:p text:style-name="P53">Nota: o código a seguir está verificando se a chave ‘**’ encontra-se <text:span text:style-name="T46">no</text:span> dicionário.</text:p>
      <text:p text:style-name="P53">Veja que a chave RU a gente não tem no dicionário e Estados Unidos não é chave, é valor.</text:p>
      <text:p text:style-name="P53"/>
      <text:p text:style-name="P53">print(‘br’ in países) =&gt; True porque está no dicionário</text:p>
      <text:p text:style-name="P53">print(‘ru’ in países) =&gt; False porque não está no dicionário</text:p>
      <text:p text:style-name="P53">print(‘Estados Unidos’ in países) =&gt; False porque não existe, não é chave</text:p>
      <text:p text:style-name="P53"/>
      <text:p text:style-name="P53">True</text:p>
      <text:p text:style-name="P53">False</text:p>
      <text:p text:style-name="P53">False</text:p>
      <text:p text:style-name="P53"/>
      <text:p text:style-name="P54">Então, posso usar o comando a seguir para evitar erro: Neste caso não daria erro porque primeiro estou verificando se a chave ‘ru’ está em países e caso esteja eu pego o pais e caso não eu simplesmente ignoro.</text:p>
      <text:p text:style-name="P53"/>
      <text:p text:style-name="P54">if ‘ru’ in paise: =&gt; se a chave “ru” estiver em países</text:p>
      <text:p text:style-name="P54"><text:s text:c="5"/>russia = paises[‘ru’] =&gt; Russia vai receber países com a chave ‘ru’</text:p>
      <text:p text:style-name="P54"/>
      <text:p text:style-name="P12">6. Podemos utilizar (int, float, string, boolean, lista, tupla, dicionario) como chave.</text:p>
      <text:p text:style-name="P55">Podemos utilizar qualquer tipo de dados como chave <text:span text:style-name="T50">mas não podemos ter chaves repetidas. </text:span><text:span text:style-name="T51">Caso passe um novo valor para a chave que já existe o valor será substituido.</text:span></text:p>
      <text:p text:style-name="P55"/>
      <text:p text:style-name="P13">Exemplo com tupla.</text:p>
      <text:p text:style-name="P55">Localidades = {</text:p>
      <text:p text:style-name="P55"><text:soft-page-break/><text:s text:c="4"/>(35.6895, 39.6917): ‘Escritório em Tokio’</text:p>
      <text:p text:style-name="P55"><text:s text:c="4"/>(40.7128, 74.0060): ‘Escritório em Nova York’</text:p>
      <text:p text:style-name="P55"><text:s text:c="4"/>(37.7749, 122.4194): ‘Escritório em São Paulo’ <text:s text:c="3"/></text:p>
      <text:p text:style-name="P55"/>
      <text:p text:style-name="P55">}</text:p>
      <text:p text:style-name="P55"/>
      <text:p text:style-name="P55">print(localidades)</text:p>
      <text:p text:style-name="P55">print(type(localidades))</text:p>
      <text:p text:style-name="P55">{(35.6895, 39.6917): ‘Escritório em Tokio’, <text:s/>(40.7128, 74.0060): ‘Escritório em Nova York’, <text:s text:c="4"/>(37.7749, 122.4194): ‘Escritório em São Paulo’}</text:p>
      <text:p text:style-name="P55">&lt;class ‘dict’&gt;</text:p>
      <text:p text:style-name="P55"/>
      <text:p text:style-name="P83"><text:span text:style-name="T22">Observações:</text:span><text:span text:style-name="T1"> Veja que o que eu criei como chave desse dicionário foi uma tupla com chave e valor. A tupla é aconselhável utilizar como chave de dicionário porque a tupla é imutável. Depois que eu criei eu não altero a não ser que eu substitua todos os valores. Mais eu não adiciono, eu não removo e eu não modifico.</text:span></text:p>
      <text:p text:style-name="P56">Neste caso o tipo de dado é um float representando latitude e longitude.</text:p>
      <text:p text:style-name="P56"/>
      <text:p text:style-name="P56"/>
      <text:p text:style-name="P13">7. Adicionar elementos em um dicionário.</text:p>
      <text:p text:style-name="P56"/>
      <text:p text:style-name="P56">Receita = {‘Jan’: 100, ‘Fev’: 120, ‘Mar’: 300}</text:p>
      <text:p text:style-name="P56">print(receita)</text:p>
      <text:p text:style-name="P56">print(type(receita))</text:p>
      <text:p text:style-name="P56">{‘Jan’: 100, ‘Fev’: 120, ‘Mar’: 300}</text:p>
      <text:p text:style-name="P56">&lt;class ‘dict’&gt;</text:p>
      <text:p text:style-name="P56"/>
      <text:p text:style-name="P13">a) Primeira forma de adicionar um elemento. <text:span text:style-name="T49">(mais comum)</text:span></text:p>
      <text:p text:style-name="P56"/>
      <text:p text:style-name="P59">Receita [‘Abr’] = 350</text:p>
      <text:p text:style-name="P59"/>
      <text:p text:style-name="P59">print(receita)</text:p>
      <text:p text:style-name="P14"><text:span text:style-name="T1">{‘Jan’: 100, ‘Fev’: 120, ‘Mar’: 300, ‘</text:span><text:span text:style-name="T10">Abr’: 350</text:span><text:span text:style-name="T1">}</text:span></text:p>
      <text:p text:style-name="P101"/>
      <text:p text:style-name="P101"/>
      <text:p text:style-name="P14"><text:span text:style-name="T48">b</text:span>) <text:span text:style-name="T48">Segunda</text:span> forma de adicionar um elemento.</text:p>
      <text:p text:style-name="P14"/>
      <text:p text:style-name="P59">novo_dado = {‘Mai’: 500}</text:p>
      <text:p text:style-name="P59">receita.update(novo_dado) <text:span text:style-name="T49">ou também receita.update({‘Mai’: 500})</text:span></text:p>
      <text:p text:style-name="P59">print(receita)</text:p>
      <text:p text:style-name="P14"><text:span text:style-name="T1">{‘Jan’: 100, ‘Fev’: 120, ‘Mar’: 300, ‘</text:span><text:span text:style-name="T10">Abr’: 350, ‘Mai’: 500</text:span><text:span text:style-name="T1">}</text:span></text:p>
      <text:p text:style-name="P101"/>
      <text:p text:style-name="P101"/>
      <text:p text:style-name="P32"><text:span text:style-name="T30">8</text:span><text:span text:style-name="T29">. </text:span><text:span text:style-name="T30">Atualizando dados</text:span><text:span text:style-name="T29"> em um dicionário.</text:span></text:p>
      <text:p text:style-name="P104">A forma de adicionar elementos ou atualizar elementos em um dicionário é a mesma.</text:p>
      <text:p text:style-name="P104">Com o update eu posso inserir um novo dado ou fazer atualização de um dado.</text:p>
      <text:p text:style-name="P105">Em um dicionário não podemos ter chaves repetidas.</text:p>
      <text:p text:style-name="P101"/>
      <text:p text:style-name="P32"><text:span text:style-name="T29">a) Primeira forma de </text:span><text:span text:style-name="T30">atualizar</text:span><text:span text:style-name="T29"> um elemento. </text:span></text:p>
      <text:p text:style-name="P57"/>
      <text:p text:style-name="P15"><text:span text:style-name="T1">Receita = {‘Jan’: 100, ‘Fev’: 120, ‘Mar’: 300, ‘</text:span><text:span text:style-name="T10">Abr’: 350, ‘Mai’: 500</text:span><text:span text:style-name="T1">}</text:span></text:p>
      <text:p text:style-name="P57"/>
      <text:p text:style-name="P32"><text:soft-page-break/><text:span text:style-name="T10">Receita [‘</text:span><text:span text:style-name="T11">Mai</text:span><text:span text:style-name="T10">’] = </text:span><text:span text:style-name="T11">550</text:span></text:p>
      <text:p text:style-name="P60"/>
      <text:p text:style-name="P60">print(receita)</text:p>
      <text:p text:style-name="P15"><text:span text:style-name="T1">{‘Jan’: 100, ‘Fev’: 120, ‘Mar’: 300, ‘</text:span><text:span text:style-name="T10">Abr’: 350, ‘Mai’: 5</text:span><text:span text:style-name="T11">5</text:span><text:span text:style-name="T10">0</text:span><text:span text:style-name="T1">}</text:span></text:p>
      <text:p text:style-name="P57"/>
      <text:p text:style-name="P57"/>
      <text:p text:style-name="P32"><text:span text:style-name="T31">b</text:span><text:span text:style-name="T29">) </text:span><text:span text:style-name="T31">Segunda</text:span><text:span text:style-name="T29"> forma de </text:span><text:span text:style-name="T30">atualizar</text:span><text:span text:style-name="T29"> um elemento.</text:span></text:p>
      <text:p text:style-name="P15"/>
      <text:p text:style-name="P15"><text:span text:style-name="T1">Receita = {‘Jan’: 100, ‘Fev’: 120, ‘Mar’: 300, ‘</text:span><text:span text:style-name="T10">Abr’: 350, ‘Mai’: 500</text:span><text:span text:style-name="T1">}</text:span></text:p>
      <text:p text:style-name="P60"/>
      <text:p text:style-name="P104">receita.update({‘Mai’: 600})</text:p>
      <text:p text:style-name="P60">print(receita)</text:p>
      <text:p text:style-name="P15"><text:span text:style-name="T1">{‘Jan’: 100, ‘Fev’: 120, ‘Mar’: 300, ‘</text:span><text:span text:style-name="T10">Abr’: 350, ‘Mai’: </text:span><text:span text:style-name="T11">6</text:span><text:span text:style-name="T10">00</text:span><text:span text:style-name="T1">}</text:span></text:p>
      <text:p text:style-name="P57"/>
      <text:p text:style-name="P17">9. Como remover dados de um dicionário.</text:p>
      <text:p text:style-name="P106"/>
      <text:p text:style-name="P33"><text:span text:style-name="T29">a) Primeira forma de </text:span><text:span text:style-name="T32">remover </text:span><text:span text:style-name="T29"><text:s/>um </text:span><text:span text:style-name="T32">dado</text:span><text:span text:style-name="T29">. </text:span><text:span text:style-name="T32">(mais comum)</text:span></text:p>
      <text:p text:style-name="P62">Nesta forma é necessário informar a chave e caso não encontre um keyError é retornado <text:span text:style-name="T52">e se encontrar o valor deste objeto é retornado.</text:span></text:p>
      <text:p text:style-name="P62"/>
      <text:p text:style-name="P16"><text:span text:style-name="T1">Receita = {‘Jan’: 100, ‘Fev’: 120, ‘Mar’: 300, ‘</text:span><text:span text:style-name="T10">Abr’: 350, ‘Mai’: 500</text:span><text:span text:style-name="T1">}</text:span></text:p>
      <text:p text:style-name="P58"/>
      <text:p text:style-name="P61">print(receita)</text:p>
      <text:p text:style-name="P16"><text:span text:style-name="T1">{‘Jan’: 100, ‘Fev’: 120, ‘Mar’: 300, ‘</text:span><text:span text:style-name="T10">Abr’: 350, ‘Mai’: 5</text:span><text:span text:style-name="T12">0</text:span><text:span text:style-name="T10">0</text:span><text:span text:style-name="T1">}</text:span></text:p>
      <text:p text:style-name="P58"/>
      <text:p text:style-name="P16"><text:span text:style-name="T12">retorno = r</text:span><text:span text:style-name="T10">eceita.</text:span><text:span text:style-name="T12">pop(‘mar’)</text:span></text:p>
      <text:p text:style-name="P62">print(retorno)</text:p>
      <text:p text:style-name="P62">300 =&gt; ao remover um objeto o valor deste objeto é retornado.</text:p>
      <text:p text:style-name="P61">print(receita)</text:p>
      <text:p text:style-name="P16"><text:span text:style-name="T1">{‘Jan’: 100, ‘Fev’: 120, ‘</text:span><text:span text:style-name="T10">Abr’: 350, ‘Mai’: 5</text:span><text:span text:style-name="T12">0</text:span><text:span text:style-name="T10">0</text:span><text:span text:style-name="T1">}</text:span></text:p>
      <text:p text:style-name="P58"/>
      <text:p text:style-name="P33"><text:span text:style-name="T31">b</text:span><text:span text:style-name="T29">) </text:span><text:span text:style-name="T31">Segunda</text:span><text:span text:style-name="T29"> forma de </text:span><text:span text:style-name="T32">remover</text:span><text:span text:style-name="T29"> um elemento.</text:span></text:p>
      <text:p text:style-name="P62"><text:span text:style-name="T47">S</text:span>e a chave não existir será gerado um keyError <text:span text:style-name="T52">e se existir neste caso não retorna o valor.</text:span></text:p>
      <text:p text:style-name="P58"/>
      <text:p text:style-name="P16"><text:span text:style-name="T1">Receita = {‘Jan’: 100, ‘Fev’: 120, ‘Mar’: 300, ‘</text:span><text:span text:style-name="T10">Abr’: 350, ‘Mai’: 500</text:span><text:span text:style-name="T1">}</text:span></text:p>
      <text:p text:style-name="P61"/>
      <text:p text:style-name="P62">del receita[‘Fev’]</text:p>
      <text:p text:style-name="P62"/>
      <text:p text:style-name="P61">print(receita)</text:p>
      <text:p text:style-name="P61"/>
      <text:p text:style-name="P16"><text:span text:style-name="T1">{‘Jan’: 100, <text:s/>‘Mar’: 300, ‘</text:span><text:span text:style-name="T10">Abr’: 350, ‘Mai’: 500</text:span><text:span text:style-name="T1">}</text:span></text:p>
      <text:p text:style-name="P58"/>
      <text:p text:style-name="P120">10. Em que situações usar o dicionário.</text:p>
      <text:p text:style-name="P108">Um exemplo de finalidade para utilização de dicionários são os softwares de comercio eletrônico. Onde temos um carrinho de compra que adicionamos produtos.</text:p>
      <text:p text:style-name="P108"/>
      <text:p text:style-name="P108">Carrnho de compras:</text:p>
      <text:p text:style-name="P108"><text:s text:c="4"/>Produto 1:</text:p>
      <text:p text:style-name="P108"><text:s text:c="8"/>- nome;</text:p>
      <text:p text:style-name="P108"><text:s text:c="8"/>- quantidade;</text:p>
      <text:p text:style-name="P108"><text:s text:c="8"/>- preço;</text:p>
      <text:p text:style-name="P108"><text:s text:c="4"/>Produto 1:</text:p>
      <text:p text:style-name="P108"><text:soft-page-break/><text:s text:c="8"/>- nome;</text:p>
      <text:p text:style-name="P108"><text:s text:c="8"/>- quantidade;</text:p>
      <text:p text:style-name="P108"><text:s text:c="8"/>- preço;</text:p>
      <text:p text:style-name="P108"/>
      <text:p text:style-name="P19">a) Poderiamos utilizar uma lista</text:p>
      <text:p text:style-name="P63">carrinho = []</text:p>
      <text:p text:style-name="P63">pruduto1 = [‘Café’, 1, 230,00] =&gt; um café no valor de R$ 2.300,00</text:p>
      <text:p text:style-name="P63">produto2 = [‘Leite’, 1, 150,00]</text:p>
      <text:p text:style-name="P63"/>
      <text:p text:style-name="P63">carrinho.append(produto1)</text:p>
      <text:p text:style-name="P63">carrinho.append(produto2)</text:p>
      <text:p text:style-name="P63"/>
      <text:p text:style-name="P63">print(carrinho)</text:p>
      <text:p text:style-name="P63">[[‘Café’, 1, 230,00], [‘Leite’, 1, 150,00]]</text:p>
      <text:p text:style-name="P63"/>
      <text:p text:style-name="P63">O carrinho é uma lista de listas.</text:p>
      <text:p text:style-name="P66">Teriamos que saber qual é o indice de cada informação no produto.</text:p>
      <text:p text:style-name="P66"/>
      <text:p text:style-name="P84"><text:span text:style-name="T33">b</text:span><text:span text:style-name="T34">) Poderiamos utilizar uma </text:span><text:span text:style-name="T35">tupla</text:span></text:p>
      <text:p text:style-name="P63"/>
      <text:p text:style-name="P64">pruduto1 = <text:span text:style-name="T53">(</text:span>‘Café’, 1, 230,00<text:span text:style-name="T53">)</text:span></text:p>
      <text:p text:style-name="P64">produto2 = <text:span text:style-name="T53">(</text:span>‘Leite’, 1, 150,00<text:span text:style-name="T53">)</text:span></text:p>
      <text:p text:style-name="P64"/>
      <text:p text:style-name="P68">carrinho = (produto1 + produto2)</text:p>
      <text:p text:style-name="P68"/>
      <text:p text:style-name="P68">print(carrinho)</text:p>
      <text:p text:style-name="P68"/>
      <text:p text:style-name="P64"><text:span text:style-name="T53">((</text:span>‘Café’, 1, 230,00<text:span text:style-name="T53">)</text:span>, <text:span text:style-name="T53">(</text:span>‘Leite’, 1, 150,00<text:span text:style-name="T53">))</text:span></text:p>
      <text:p text:style-name="P64"/>
      <text:p text:style-name="P64">O carrinho é uma <text:span text:style-name="T53">tupla</text:span></text:p>
      <text:p text:style-name="P67">Teriamos que saber qual é o indice de cada informação no produto.</text:p>
      <text:p text:style-name="P67"/>
      <text:p text:style-name="P85"><text:span text:style-name="T33">c</text:span><text:span text:style-name="T34">) Poderiamos utilizar um</text:span><text:span text:style-name="T35"> </text:span><text:span text:style-name="T33">dicionário</text:span></text:p>
      <text:p text:style-name="P121"/>
      <text:p text:style-name="P109">carrinho = []</text:p>
      <text:p text:style-name="P64"/>
      <text:p text:style-name="P64">pruduto1 = <text:span text:style-name="T54">{</text:span><text:span text:style-name="T53">‘</text:span><text:span text:style-name="T54">nome’: </text:span>‘Café’, ‘<text:span text:style-name="T54">quantidade’:</text:span> 1, ‘<text:span text:style-name="T54">preço’:</text:span> 230,00<text:span text:style-name="T54">}</text:span></text:p>
      <text:p text:style-name="P86"><text:span text:style-name="T13">pruduto</text:span><text:span text:style-name="T14">2</text:span><text:span text:style-name="T13"> = </text:span><text:span text:style-name="T14">{</text:span><text:span text:style-name="T15">‘</text:span><text:span text:style-name="T14">nome’: </text:span><text:span text:style-name="T13">‘</text:span><text:span text:style-name="T14">leite</text:span><text:span text:style-name="T13">’, ‘</text:span><text:span text:style-name="T14">quantidade’:</text:span><text:span text:style-name="T13"> 1, ‘</text:span><text:span text:style-name="T14">preço’:</text:span><text:span text:style-name="T13"> </text:span><text:span text:style-name="T14">150</text:span><text:span text:style-name="T13">,00</text:span><text:span text:style-name="T14">}</text:span></text:p>
      <text:p text:style-name="P64"/>
      <text:p text:style-name="P65">carrinho.append(produto1)</text:p>
      <text:p text:style-name="P65">carrinho.append(produto2)</text:p>
      <text:p text:style-name="P68"/>
      <text:p text:style-name="P68">print(carrinho)</text:p>
      <text:p text:style-name="P68"/>
      <text:p text:style-name="P65"><text:span text:style-name="T54">[{</text:span><text:span text:style-name="T53">‘</text:span><text:span text:style-name="T54">nome’: </text:span>‘Café’, ‘<text:span text:style-name="T54">quantidade’:</text:span> 1, ‘<text:span text:style-name="T54">preço’:</text:span> 230,00<text:span text:style-name="T54">}, {</text:span><text:span text:style-name="T53">‘</text:span><text:span text:style-name="T54">nome’: </text:span>‘<text:span text:style-name="T54">leite</text:span>’, ‘<text:span text:style-name="T54">quantidade’:</text:span> 1, ‘<text:span text:style-name="T54">preço’:</text:span> <text:span text:style-name="T54">150</text:span>,00<text:span text:style-name="T54">}]</text:span></text:p>
      <text:p text:style-name="P64"/>
      <text:p text:style-name="P64">O carrinho é um <text:span text:style-name="T54">dicionário.</text:span></text:p>
      <text:p text:style-name="P69">Temos aqui as informações bem detalhadas do que é o que, diferente da lista e tuplas cuja a informação é bruta.</text:p>
      <text:p text:style-name="P70">Desta forma facilmente adicionamos ou remosvemos produtos do carrinho e podemos ter certeza de cada informação.</text:p>
      <text:p text:style-name="P70"><text:soft-page-break/>As coleções tem suas particularidades mas elas se completam. Aqui estamos utilizando a coleção lista junto com dicionários.</text:p>
      <text:p text:style-name="P70"/>
      <text:p text:style-name="P20">11. Metodos de dicionários.</text:p>
      <text:p text:style-name="P21"/>
      <text:p text:style-name="P37">&gt;&gt;&gt; dir({})</text:p>
      <text:p text:style-name="P37">['__class__', '__contains__', '__delattr__', '__delitem__', '__dir__', '__doc__', '__eq__', '__format__', '__ge__', '__getattribute__', '__getitem__', '__gt__', '__hash__', '__init__', '__init_subclass__', '__iter__', '__le__', '__len__', '__lt__', '__ne__', '__new__', '__reduce__', '__reduce_ex__', '__repr__', '__reversed__', '__setattr__', '__setitem__', '__sizeof__', '__str__', '__subclasshook__', 'clear', 'copy', 'fromkeys', 'get', 'items', 'keys', 'pop', 'popitem', 'setdefault', 'update', 'values']</text:p>
      <text:p text:style-name="P37">&gt;&gt;&gt; </text:p>
      <text:p text:style-name="P21"/>
      <text:p text:style-name="P71">O clear, o copy funciona igual nas outras coleções.</text:p>
      <text:p text:style-name="P71"/>
      <text:p text:style-name="P71">d = dict(a=1, b=2, c=3)</text:p>
      <text:p text:style-name="P71">print(d)</text:p>
      <text:p text:style-name="P71">print(type(d))</text:p>
      <text:p text:style-name="P71">{‘a’: 1, ‘b’: 2, ‘c’: 3}</text:p>
      <text:p text:style-name="P71">&lt;class ‘dict’&gt;</text:p>
      <text:p text:style-name="P71"/>
      <text:p text:style-name="P22">a) Limpar dicionário (zerar dados)</text:p>
      <text:p text:style-name="P76"/>
      <text:p text:style-name="P72">d = dict(a=1, b=2, c=3)</text:p>
      <text:p text:style-name="P76">d.clear</text:p>
      <text:p text:style-name="P72">print(d)</text:p>
      <text:p text:style-name="P76">{}</text:p>
      <text:p text:style-name="P76"/>
      <text:p text:style-name="P34"><text:span text:style-name="T36">b</text:span><text:span text:style-name="T37">) </text:span><text:span text:style-name="T36">Copiar</text:span><text:span text:style-name="T37"> dicionário <text:s/></text:span><text:span text:style-name="T36">para outro.</text:span></text:p>
      <text:p text:style-name="P76"/>
      <text:p text:style-name="P23">Forma 1: Refere-se ao deep copy <text:span text:style-name="T56">(apenas o novo foi alterado)</text:span></text:p>
      <text:p text:style-name="P76"/>
      <text:p text:style-name="P72">d = dict(a=1, b=2, c=3)</text:p>
      <text:p text:style-name="P76">novo = d.copy()</text:p>
      <text:p text:style-name="P72">print(<text:span text:style-name="T55">novo</text:span>)</text:p>
      <text:p text:style-name="P72">{‘a’: 1, ‘b’: 2, ‘c’: 3}</text:p>
      <text:p text:style-name="P76"/>
      <text:p text:style-name="P76">novo[‘d’] = 4</text:p>
      <text:p text:style-name="P72"/>
      <text:p text:style-name="P76">print(d)</text:p>
      <text:p text:style-name="P72">{‘a’: 1, ‘b’: 2, ‘c’: 3}</text:p>
      <text:p text:style-name="P76">Print(novo)</text:p>
      <text:p text:style-name="P72">{‘a’: 1, ‘b’: 2, ‘c’: 3, ‘<text:span text:style-name="T55">d’: 4</text:span>}</text:p>
      <text:p text:style-name="P72"/>
      <text:p text:style-name="P23">Forma 1: Refere-se ao Shallow copy <text:span text:style-name="T56">(ambos foram alterados no final)</text:span></text:p>
      <text:p text:style-name="P23"/>
      <text:p text:style-name="P77">d = dict(a=1, b=2, c=3)</text:p>
      <text:p text:style-name="P78">novo = d</text:p>
      <text:p text:style-name="P73"/>
      <text:p text:style-name="P78">print(novo)</text:p>
      <text:p text:style-name="P73">{‘a’: 1, ‘b’: 2, ‘c’: 3}</text:p>
      <text:p text:style-name="P77">novo[‘d’] = 4</text:p>
      <text:p text:style-name="P77"><text:soft-page-break/></text:p>
      <text:p text:style-name="P77">print(d)</text:p>
      <text:p text:style-name="P73">{‘a’: 1, ‘b’: 2, ‘c’: 3, ‘<text:span text:style-name="T55">d’: 4</text:span>}</text:p>
      <text:p text:style-name="P77">Print(novo)</text:p>
      <text:p text:style-name="P73">{‘a’: 1, ‘b’: 2, ‘c’: 3, ‘<text:span text:style-name="T55">d’: 4</text:span>}</text:p>
      <text:p text:style-name="P24">12. Forma não usu<text:span text:style-name="T58">al</text:span> de criação de dicionário.</text:p>
      <text:p text:style-name="P79"/>
      <text:p text:style-name="P24">Exemplo 1. Passei dois valores e um se transformou em chave e outro em valor.</text:p>
      <text:p text:style-name="P79">Outro = {}.fromkeys(‘a’, ‘b’) =&gt; cria um dicionário onde a é a chave e b é o valor.</text:p>
      <text:p text:style-name="P79"/>
      <text:p text:style-name="P79">print(outro)</text:p>
      <text:p text:style-name="P74">print(type(<text:span text:style-name="T57">outro</text:span>))</text:p>
      <text:p text:style-name="P74">{‘a’: ‘b’}</text:p>
      <text:p text:style-name="P74">&lt;class ‘dict’&gt;</text:p>
      <text:p text:style-name="P74"/>
      <text:p text:style-name="P24">Exemplo 2. Estou passando dois valores. O primeiro é uma lista e o segundo é uma string.</text:p>
      <text:p text:style-name="P79">Neste caso os elementos na lista vai ser chave e a string fora da chave vira valor de todos.</text:p>
      <text:p text:style-name="P79"/>
      <text:p text:style-name="P79">usuario = {}.fromkeys([‘nome’, ‘pontos’, <text:s/>‘e-mail’, <text:s/>‘profile’], ‘desconhecido’)</text:p>
      <text:p text:style-name="P79">print(usuario)</text:p>
      <text:p text:style-name="P79">print(type(usuario)</text:p>
      <text:p text:style-name="P79"/>
      <text:p text:style-name="P79">{‘nome’: desconhecido, ‘pontos’: desconhecido, <text:s/>‘e-mail’: desconhecido, <text:s/>‘profile’: ‘desconhecido’}</text:p>
      <text:p text:style-name="P75">&lt;class ‘dict’&gt;</text:p>
      <text:p text:style-name="P75"/>
      <text:p text:style-name="P25">Observações:</text:p>
      <text:p text:style-name="P80">O metodo fromKeys recebe dois paramentros: um iterável e outro valor e vai gerar para cada valor do iterável uma chave e vai atribuir a essa chave o valor informado.</text:p>
      <text:p text:style-name="P80"/>
      <text:p text:style-name="P80">Iterável é qualquer objeto que pode iterar. Neste caso podemos iterar em cada um dos elementos</text:p>
      <text:p text:style-name="P80"/>
      <text:p text:style-name="P80">outro exemplo</text:p>
      <text:p text:style-name="P81"/>
      <text:p text:style-name="P81">veja = {}.fromkeys(‘teste’, ‘valor’)</text:p>
      <text:p text:style-name="P81">print(veja)</text:p>
      <text:p text:style-name="P81">{‘t’: ‘valor’, ‘e’: ‘valor’, ‘s’: ‘valor’}</text:p>
      <text:p text:style-name="P81"/>
      <text:p text:style-name="P81">Observe. Neste caso estou passando uma string iterável de cinco letras.</text:p>
      <text:p text:style-name="P81"/>
      <text:p text:style-name="P81">Para cada letra da string vai ser colocado o valor mas não vai repetir porque em dicionário não pode ter chave repetida.</text:p>
      <text:p text:style-name="P81"/>
      <text:p text:style-name="P82">Veja = {}.fromkeys(range(1, 11), ‘novo’)</text:p>
      <text:p text:style-name="P82">print(veja)</text:p>
      <text:p text:style-name="P82">{1: ‘novo’, 2: ‘novo’, 3: ‘novo’, 4: ‘novo’, 5: ‘novo’, 6: ‘novo’, 7: ‘novo’, 8: ‘novo’, 9: ‘novo’, 10: ‘novo’, }</text:p>
      <text:p text:style-name="P81"/>
      <text:p text:style-name="P82">Veja que pelo range gerou 10 chaves e atribuiu os valores.</text:p>
      <text:p text:style-name="P81"/>
      <text:p text:style-name="P123">13. Como iterar sobre dicionários.</text:p>
      <text:p text:style-name="P113"/>
      <text:p text:style-name="P113"><text:soft-page-break/>Mapas em Python é conhecido como dicionários.</text:p>
      <text:p text:style-name="P113"/>
      <text:p text:style-name="P124"><text:span text:style-name="T1">Receita = {‘Jan’: 100, ‘Fev’: 120, ‘Mar’: 300, ‘</text:span><text:span text:style-name="T10">Abr’: 350, ‘Mai’: 500</text:span><text:span text:style-name="T1">}</text:span></text:p>
      <text:p text:style-name="P123"><text:span text:style-name="T1">print(receita)</text:span></text:p>
      <text:p text:style-name="P124"><text:span text:style-name="T1">{‘Jan’: 100, ‘Fev’: 120, ‘Mar’: 300, ‘</text:span><text:span text:style-name="T10">Abr’: 350, ‘Mai’: 500</text:span><text:span text:style-name="T1">}</text:span></text:p>
      <text:p text:style-name="P123"><text:span text:style-name="T1"/></text:p>
      <text:p text:style-name="P123"><text:span text:style-name="T1">for chave in receita: <text:s text:c="2"/>=&gt; para cada chave dentro de receita imprima para mim a chave.</text:span></text:p>
      <text:p text:style-name="P123"><text:span text:style-name="T1"><text:s text:c="4"/>print(chave)</text:span></text:p>
      <text:p text:style-name="P123"><text:span text:style-name="T1">Jan</text:span></text:p>
      <text:p text:style-name="P123"><text:span text:style-name="T1">Fev</text:span></text:p>
      <text:p text:style-name="P123"><text:span text:style-name="T1">Mar</text:span></text:p>
      <text:p text:style-name="P123"><text:span text:style-name="T1">Abr</text:span></text:p>
      <text:p text:style-name="P123"><text:span text:style-name="T1">Mai</text:span></text:p>
      <text:p text:style-name="P123"><text:span text:style-name="T1"/></text:p>
      <text:p text:style-name="P123"><text:span text:style-name="T1"/></text:p>
      <text:p text:style-name="P123"><text:span text:style-name="T1">ou</text:span></text:p>
      <text:p text:style-name="P123"><text:span text:style-name="T1"/></text:p>
      <text:p text:style-name="P123"><text:span text:style-name="T1">for chave in receita: <text:s text:c="2"/>=&gt; para cada chave dentro de receita imprima para mim o valor da receita</text:span></text:p>
      <text:p text:style-name="P123"><text:span text:style-name="T1"><text:s text:c="4"/>print(receita[chave])</text:span></text:p>
      <text:p text:style-name="P123"><text:span text:style-name="T1">100</text:span></text:p>
      <text:p text:style-name="P123"><text:span text:style-name="T1">120</text:span></text:p>
      <text:p text:style-name="P123"><text:span text:style-name="T1">300</text:span></text:p>
      <text:p text:style-name="P123"><text:span text:style-name="T1">350</text:span></text:p>
      <text:p text:style-name="P123"><text:span text:style-name="T1">500</text:span></text:p>
      <text:p text:style-name="P123"><text:span text:style-name="T1"/></text:p>
      <text:p text:style-name="P129"><text:span text:style-name="T1">É possível melhorar a apresentação.</text:span></text:p>
      <text:p text:style-name="P129"><text:span text:style-name="T1"/></text:p>
      <text:p text:style-name="P129"><text:span text:style-name="T1">For chave in receita:</text:span></text:p>
      <text:p text:style-name="P129"><text:span text:style-name="T1"><text:s text:c="4"/>print(‘Em {chave} recebi R$ {receita[chave]}</text:span></text:p>
      <text:p text:style-name="P129"><text:span text:style-name="T1">Em jan recebi R$ 100</text:span></text:p>
      <text:p text:style-name="P129"><text:span text:style-name="T1">Em fev recebi R$ 120</text:span></text:p>
      <text:p text:style-name="P136"><text:span text:style-name="T16">Em mar recebi R$ 300</text:span></text:p>
      <text:p text:style-name="P129"><text:span text:style-name="T1">Em abr recebi R$ 350</text:span></text:p>
      <text:p text:style-name="P129"><text:span text:style-name="T1">Em mai recebi R$ 500</text:span></text:p>
      <text:p text:style-name="P129"><text:span text:style-name="T1"/></text:p>
      <text:p text:style-name="P129"><text:span text:style-name="T60">1</text:span>4. Como saber todas as chaves do dicionário e inclusive usar for.</text:p>
      <text:p text:style-name="P114"/>
      <text:p text:style-name="P125"><text:span text:style-name="T1">Receita = {‘Jan’: 100, ‘Fev’: 120, ‘Mar’: 300, ‘</text:span><text:span text:style-name="T10">Abr’: 350, ‘Mai’: 500</text:span><text:span text:style-name="T1">}</text:span></text:p>
      <text:p text:style-name="P125"><text:span text:style-name="T1"/></text:p>
      <text:p text:style-name="P129"><text:span text:style-name="T1">print(receita.keys())</text:span></text:p>
      <text:p text:style-name="P129"><text:span text:style-name="T1"/></text:p>
      <text:p text:style-name="P129"><text:span text:style-name="T1">dict_keys([‘jan’, ‘fev’, ‘mar’, ‘abr’, ‘mai’])</text:span></text:p>
      <text:p text:style-name="P129"><text:span text:style-name="T1"/></text:p>
      <text:p text:style-name="P129"><text:span text:style-name="T1">for chaves in receita.keys():</text:span></text:p>
      <text:p text:style-name="P129"><text:span text:style-name="T1"><text:s text:c="4"/>print(receita[chave])</text:span></text:p>
      <text:p text:style-name="P129"><text:span text:style-name="T1">100</text:span></text:p>
      <text:p text:style-name="P129"><text:span text:style-name="T1">120</text:span></text:p>
      <text:p text:style-name="P129"><text:span text:style-name="T1">300</text:span></text:p>
      <text:p text:style-name="P129"><text:span text:style-name="T1">350</text:span></text:p>
      <text:p text:style-name="P129"><text:span text:style-name="T1">500</text:span></text:p>
      <text:p text:style-name="P129"><text:span text:style-name="T1"/></text:p>
      <text:p text:style-name="P129"><text:span text:style-name="T1"/></text:p>
      <text:p text:style-name="P130"><text:soft-page-break/><text:span text:style-name="T60">1</text:span><text:span text:style-name="T61">5</text:span>. <text:span text:style-name="T61">Acessando</text:span> <text:span text:style-name="T61">valores</text:span> do dicionário e inclusive usar for. <text:span text:style-name="T61">(Pythonico)</text:span></text:p>
      <text:p text:style-name="P115"/>
      <text:p text:style-name="P126"><text:span text:style-name="T1">Receita = {‘Jan’: 100, ‘Fev’: 120, ‘Mar’: 300, ‘</text:span><text:span text:style-name="T10">Abr’: 350, ‘Mai’: 500</text:span><text:span text:style-name="T1">}</text:span></text:p>
      <text:p text:style-name="P126"><text:span text:style-name="T1"/></text:p>
      <text:p text:style-name="P131"><text:span text:style-name="T1">print(receita.</text:span><text:span text:style-name="T17">values</text:span><text:span text:style-name="T1">())</text:span></text:p>
      <text:p text:style-name="P131"><text:span text:style-name="T1">dict_</text:span><text:span text:style-name="T17">values</text:span><text:span text:style-name="T1">([</text:span><text:span text:style-name="T17">100, 120, 300, 350, 500</text:span><text:span text:style-name="T1">])</text:span></text:p>
      <text:p text:style-name="P131"><text:span text:style-name="T1"/></text:p>
      <text:p text:style-name="P132"><text:span text:style-name="T1">for valor in receita.values: =&gt; para cada valor dentro de receita valuesinprima valor</text:span></text:p>
      <text:p text:style-name="P132"><text:span text:style-name="T1"><text:s text:c="4"/>print(valor)</text:span></text:p>
      <text:p text:style-name="P131"><text:span text:style-name="T1">100</text:span></text:p>
      <text:p text:style-name="P131"><text:span text:style-name="T1">120</text:span></text:p>
      <text:p text:style-name="P131"><text:span text:style-name="T1">300</text:span></text:p>
      <text:p text:style-name="P131"><text:span text:style-name="T1">350</text:span></text:p>
      <text:p text:style-name="P131"><text:span text:style-name="T1">500</text:span></text:p>
      <text:p text:style-name="P131"><text:span text:style-name="T1"/></text:p>
      <text:p text:style-name="P133"><text:span text:style-name="T61">1</text:span>6. Desempacotamento de dicionários.</text:p>
      <text:p text:style-name="P133"/>
      <text:p text:style-name="P127"><text:span text:style-name="T1">Receita = {‘Jan’: 100, ‘Fev’: 120, ‘Mar’: 300}</text:span></text:p>
      <text:p text:style-name="P133"><text:span text:style-name="T1">print(receita.itens() =&gt; vai gerar uma tupla contendo chave e valor.</text:span></text:p>
      <text:p text:style-name="P133"><text:span text:style-name="T1"/></text:p>
      <text:p text:style-name="P138"><text:span text:style-name="T16">dict_</text:span><text:span text:style-name="T18">itens</text:span><text:span text:style-name="T16">([</text:span><text:span text:style-name="T18">(</text:span><text:span text:style-name="T16">‘</text:span><text:span text:style-name="T18">jan’, </text:span><text:span text:style-name="T17">100</text:span><text:span text:style-name="T18">)</text:span><text:span text:style-name="T17">, </text:span><text:span text:style-name="T18">(</text:span><text:span text:style-name="T16">‘</text:span><text:span text:style-name="T18">mar’, </text:span><text:span text:style-name="T17">1</text:span><text:span text:style-name="T18">2</text:span><text:span text:style-name="T17">0</text:span><text:span text:style-name="T18">)</text:span><text:span text:style-name="T17">, </text:span><text:span text:style-name="T18">(</text:span><text:span text:style-name="T16">‘</text:span><text:span text:style-name="T18">abr’, 3</text:span><text:span text:style-name="T17">00</text:span><text:span text:style-name="T18">)</text:span><text:span text:style-name="T17">, </text:span><text:span text:style-name="T16">])</text:span></text:p>
      <text:p text:style-name="P138"><text:span text:style-name="T16"/></text:p>
      <text:p text:style-name="P133"><text:span text:style-name="T1">for chave, valor in receita. Itens():</text:span></text:p>
      <text:p text:style-name="P133"><text:span text:style-name="T1"><text:s text:c="4"/>print(f’chave={chave} e valor={valor}’)</text:span></text:p>
      <text:p text:style-name="P133"><text:span text:style-name="T1">chave=jan e valor=100</text:span></text:p>
      <text:p text:style-name="P133"><text:span text:style-name="T1">chave=fev e valor=120</text:span></text:p>
      <text:p text:style-name="P133"><text:span text:style-name="T1">chave=mar e valor=300</text:span></text:p>
      <text:p text:style-name="P133"><text:span text:style-name="T1"/></text:p>
      <text:p text:style-name="P134">17. <text:s/>Somar, valor máximo, valor mínimo e tamanho do dicionário.</text:p>
      <text:p text:style-name="P116"/>
      <text:p text:style-name="P117">A soma, valor máximo e valor mínimo só é possível se os valores forem todos inteiros e reais.</text:p>
      <text:p text:style-name="P117"/>
      <text:p text:style-name="P128"><text:span text:style-name="T1">Receita = {‘Jan’: 100, ‘Fev’: 120, ‘Mar’: </text:span><text:span text:style-name="T19">4</text:span><text:span text:style-name="T1">00}</text:span></text:p>
      <text:p text:style-name="P117"/>
      <text:p text:style-name="P117">print(sum(receita.values()))</text:p>
      <text:p text:style-name="P117">750</text:p>
      <text:p text:style-name="P117">print(max(receita.values()))</text:p>
      <text:p text:style-name="P117">400</text:p>
      <text:p text:style-name="P117">print(min(receita.values()))</text:p>
      <text:p text:style-name="P117">100</text:p>
      <text:p text:style-name="P117">print(len(receita))</text:p>
      <text:p text:style-name="P117">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8T14:58:41.694960605</meta:creation-date>
    <meta:generator>LibreOffice/6.4.7.2$Linux_X86_64 LibreOffice_project/40$Build-2</meta:generator>
    <dc:date>2021-12-29T05:17:11.172667022</dc:date>
    <meta:editing-duration>PT2H4M16S</meta:editing-duration>
    <meta:editing-cycles>31</meta:editing-cycles>
    <meta:document-statistic meta:table-count="0" meta:image-count="0" meta:object-count="0" meta:page-count="12" meta:paragraph-count="382" meta:word-count="2618" meta:character-count="16896" meta:non-whitespace-character-count="14405"/>
  </office:meta>
</office:document-meta>
</file>